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c244f0" officeooo:paragraph-rsid="03d3ddec"/>
    </style:style>
    <style:style style:name="P4" style:family="paragraph" style:parent-style-name="Text_20_body">
      <style:text-properties officeooo:paragraph-rsid="03dd39ec"/>
    </style:style>
    <style:style style:name="P5" style:family="paragraph" style:parent-style-name="Text_20_body">
      <style:text-properties officeooo:rsid="03f6a923" officeooo:paragraph-rsid="03f83661"/>
    </style:style>
    <style:style style:name="P6" style:family="paragraph" style:parent-style-name="Text_20_body">
      <style:text-properties officeooo:rsid="03f6a923" officeooo:paragraph-rsid="03f83661"/>
    </style:style>
    <style:style style:name="P7" style:family="paragraph" style:parent-style-name="Text_20_body">
      <style:text-properties officeooo:rsid="04091c36" officeooo:paragraph-rsid="04091c36"/>
    </style:style>
    <style:style style:name="P8" style:family="paragraph" style:parent-style-name="Heading_20_1">
      <style:text-properties officeooo:rsid="03d8a769" officeooo:paragraph-rsid="03d8a7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a8bbf9" style:font-weight-asian="bold" style:font-weight-complex="bold"/>
    </style:style>
    <style:style style:name="T3" style:family="text">
      <style:text-properties fo:font-weight="bold" officeooo:rsid="03ad5288" style:font-weight-asian="bold" style:font-weight-complex="bold"/>
    </style:style>
    <style:style style:name="T4" style:family="text">
      <style:text-properties fo:font-weight="bold" officeooo:rsid="03c6630d" style:font-weight-asian="bold" style:font-weight-complex="bold"/>
    </style:style>
    <style:style style:name="T5" style:family="text">
      <style:text-properties fo:font-weight="bold" officeooo:rsid="03f83661" style:font-weight-asian="bold" style:font-weight-complex="bold"/>
    </style:style>
    <style:style style:name="T6" style:family="text">
      <style:text-properties fo:font-weight="bold" officeooo:rsid="03fc4cce" style:font-weight-asian="bold" style:font-weight-complex="bold"/>
    </style:style>
    <style:style style:name="T7" style:family="text">
      <style:text-properties officeooo:rsid="03a8bbf9"/>
    </style:style>
    <style:style style:name="T8" style:family="text">
      <style:text-properties officeooo:rsid="03ab7527"/>
    </style:style>
    <style:style style:name="T9" style:family="text">
      <style:text-properties officeooo:rsid="03ab7950"/>
    </style:style>
    <style:style style:name="T10" style:family="text">
      <style:text-properties officeooo:rsid="03c6630d"/>
    </style:style>
    <style:style style:name="T11" style:family="text">
      <style:text-properties fo:font-style="normal" fo:font-weight="normal" officeooo:rsid="03a8bbf9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3ad5288" style:font-style-asian="normal" style:font-weight-asian="normal" style:font-style-complex="normal" style:font-weight-complex="normal"/>
    </style:style>
    <style:style style:name="T13" style:family="text">
      <style:text-properties officeooo:rsid="03f83661"/>
    </style:style>
    <style:style style:name="T14" style:family="text">
      <style:text-properties officeooo:rsid="03fc4cce"/>
    </style:style>
    <style:style style:name="T15" style:family="text">
      <style:text-properties officeooo:rsid="04008bbd"/>
    </style:style>
    <style:style style:name="T16" style:family="text">
      <style:text-properties officeooo:rsid="04024cbb"/>
    </style:style>
    <style:style style:name="T17" style:family="text">
      <style:text-properties fo:font-weight="normal" officeooo:rsid="03f83661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אלגוריתמים 2 מ - הנחיות כלליות לשיעורי הבית</text:h>
      <text:p text:style-name="P5"><text:span text:style-name="T6">מטרה</text:span><text:span text:style-name="T14">: </text:span>בעיניי, אחת מזכויות הסטודנטים היא לקבל שיעורי בית בכל שבוע, כדי להבין <text:span text:style-name="T9">ולתרגל את החומר הנלמד.</text:span> כשהייתי סטודנט ולא קיבלתי מספיק שיעורי בית, הרגשתי שאני לא מקבל תמורה מלאה לכספי.<text:span text:style-name="T13"> </text:span>בהתאם לזאת, אשתדל <text:span text:style-name="T16">(בלי נדר) לתת תרגיל בית בכל שבוע.</text:span></text:p>
      <text:p text:style-name="P5"><text:span text:style-name="T5">ציון</text:span><text:span text:style-name="T13">: </text:span>משקל <text:span text:style-name="T8">התרגילים </text:span>יהיה <text:span text:style-name="T8">10% מהציון הסופי</text:span>.<text:span text:style-name="T13"> הציון על כל תרגיל יהיה בינארי - עובר או נכשל. בכל תרגיל יהיו מספר שאלות, יש לפתור שאלה </text:span><text:span text:style-name="T17">אחת</text:span><text:span text:style-name="T13">.</text:span></text:p>
      <text:p text:style-name="P7"><text:span text:style-name="T1">הגשה</text:span>: בזוגות בלבד.</text:p>
      <text:p text:style-name="P4"><text:span text:style-name="T2">זמן</text:span><text:span text:style-name="T7">: יש לפתור כל תרגיל תוך </text:span><text:span text:style-name="T11">שב</text:span><text:span text:style-name="T12">וע אחד</text:span><text:span text:style-name="T3"> </text:span><text:span text:style-name="T7">מיום נתינתו. <text:s text:c="2"/>כל תרגיל ייפתר בתירגול בשבוע הבא, כך שאין אפשרות להגיש באיחור. מי שיש לו סיבה מוצדקת שמנעה ממנו להגיש את התרגיל בזמן, יכול לבקש פטור ע"י הגשת בקשה במוּדל בתיבת-ההגשה של התרגיל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04T09:09:22.111320894</dc:date>
    <meta:editing-duration>P8DT7H29M12S</meta:editing-duration>
    <meta:editing-cycles>942</meta:editing-cycles>
    <meta:document-statistic meta:table-count="0" meta:image-count="0" meta:object-count="0" meta:page-count="1" meta:paragraph-count="7" meta:word-count="127" meta:character-count="675" meta:non-whitespace-character-count="553"/>
  </office:meta>
</office:document-meta>
</file>